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33.54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fo:border-left="none" fo:border-right="none" fo:border-top="1.5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gleich" table:style-name="ta1">
        <table:shapes>
          <draw:frame draw:z-index="0" draw:style-name="gr1" draw:text-style-name="P1" svg:width="699.68pt" svg:height="393.79pt" svg:x="17.94pt" svg:y="533.85pt">
            <loext:p draw:notify-on-update-of-ranges="vergleich.A3:vergleich.A3 vergleich.A3:vergleich.A33 vergleich.G3:vergleich.G3 vergleich.G3:vergleich.G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/>Anzahl Werte </text:p>
          </table:table-cell>
          <table:table-cell table:style-name="ce1" office:value-type="string" calcext:value-type="string">
            <text:p><text:s/>versch. Werte DCT</text:p>
          </table:table-cell>
          <table:table-cell table:style-name="ce1" office:value-type="string" calcext:value-type="string">
            <text:p><text:s/>Bewertung DCT </text:p>
          </table:table-cell>
          <table:table-cell table:style-name="ce1" office:value-type="string" calcext:value-type="string">
            <text:p><text:s/>versch. Werte DFT</text:p>
          </table:table-cell>
          <table:table-cell table:style-name="ce1" office:value-type="string" calcext:value-type="string">
            <text:p>Bewertung DFT</text:p>
          </table:table-cell>
          <table:table-cell table:style-name="ce1" office:value-type="string" calcext:value-type="string">
            <text:p><text:s/>Verhältnis DCT/DFT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(NxN)</text:p>
          </table:table-cell>
          <table:table-cell table:style-name="ce1" office:value-type="string" calcext:value-type="string">
            <text:p><text:s/>(Betrag)</text:p>
          </table:table-cell>
          <table:table-cell table:style-name="ce1" office:value-type="string" calcext:value-type="string">
            <text:p>(N*N / Anzahl versch. Werte)</text:p>
          </table:table-cell>
          <table:table-cell table:style-name="ce1" office:value-type="string" calcext:value-type="string">
            <text:p>(Betrag)</text:p>
          </table:table-cell>
          <table:table-cell table:style-name="ce1" office:value-type="string" calcext:value-type="string">
            <text:p>(N*N / Anzahl versch. Werte)</text:p>
          </table:table-cell>
          <table:table-cell table:style-name="ce1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1.25" calcext:value-type="float">
            <text:p>1.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.3333" calcext:value-type="float">
            <text:p>5.33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.5714" calcext:value-type="float">
            <text:p>3.5714</text:p>
          </table:table-cell>
          <table:table-cell office:value-type="float" office:value="6" calcext:value-type="float">
            <text:p>6</text:p>
          </table:table-cell>
          <table:table-cell office:value-type="float" office:value="4.1666" calcext:value-type="float">
            <text:p>4.1666</text:p>
          </table:table-cell>
          <table:table-cell office:value-type="float" office:value="1.1666" calcext:value-type="float">
            <text:p>1.16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33333333333333" calcext:value-type="float">
            <text:p>2.33333333333333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.1428" calcext:value-type="float">
            <text:p>5.14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4" office:value-type="float" office:value="3.25" calcext:value-type="float">
            <text:p>3.2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.4444" calcext:value-type="float">
            <text:p>5.4444</text:p>
          </table:table-cell>
          <table:table-cell office:value-type="float" office:value="8" calcext:value-type="float">
            <text:p>8</text:p>
          </table:table-cell>
          <table:table-cell office:value-type="float" office:value="6.125" calcext:value-type="float">
            <text:p>6.125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.1428" calcext:value-type="float">
            <text:p>9.1428</text:p>
          </table:table-cell>
          <table:table-cell office:value-type="float" office:value="3" calcext:value-type="float">
            <text:p>3</text:p>
          </table:table-cell>
          <table:table-cell office:value-type="float" office:value="21.3333" calcext:value-type="float">
            <text:p>21.3333</text:p>
          </table:table-cell>
          <table:table-cell office:value-type="float" office:value="2.3333" calcext:value-type="float">
            <text:p>2.33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7.3636" calcext:value-type="float">
            <text:p>7.3636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4" office:value-type="float" office:value="3.57142857142857" calcext:value-type="float">
            <text:p>3.5714285714285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9.0909" calcext:value-type="float">
            <text:p>9.0909</text:p>
          </table:table-cell>
          <table:table-cell office:value-type="float" office:value="6" calcext:value-type="float">
            <text:p>6</text:p>
          </table:table-cell>
          <table:table-cell office:value-type="float" office:value="16.6666" calcext:value-type="float">
            <text:p>16.6666</text:p>
          </table:table-cell>
          <table:table-cell office:value-type="float" office:value="1.8333" calcext:value-type="float">
            <text:p>1.833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4" office:value-type="float" office:value="3.625" calcext:value-type="float">
            <text:p>3.62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9.3076" calcext:value-type="float">
            <text:p>9.3076</text:p>
          </table:table-cell>
          <table:table-cell office:value-type="float" office:value="12" calcext:value-type="float">
            <text:p>12</text:p>
          </table:table-cell>
          <table:table-cell office:value-type="float" office:value="10.0833" calcext:value-type="float">
            <text:p>10.0833</text:p>
          </table:table-cell>
          <table:table-cell office:value-type="float" office:value="1.0833" calcext:value-type="float">
            <text:p>1.083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4" office:value-type="float" office:value="3.44444444444444" calcext:value-type="float">
            <text:p>3.4444444444444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1.0769" calcext:value-type="float">
            <text:p>11.076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3.25" calcext:value-type="float">
            <text:p>3.2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11.2666" calcext:value-type="float">
            <text:p>11.2666</text:p>
          </table:table-cell>
          <table:table-cell office:value-type="float" office:value="14" calcext:value-type="float">
            <text:p>14</text:p>
          </table:table-cell>
          <table:table-cell office:value-type="float" office:value="12.0714" calcext:value-type="float">
            <text:p>12.0714</text:p>
          </table:table-cell>
          <table:table-cell office:value-type="float" office:value="1.0714" calcext:value-type="float">
            <text:p>1.07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.7273" calcext:value-type="float">
            <text:p>3.7273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13.0666" calcext:value-type="float">
            <text:p>13.0666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office:value-type="float" office:value="1.875" calcext:value-type="float">
            <text:p>1.87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.75" calcext:value-type="float">
            <text:p>3.7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13.2352" calcext:value-type="float">
            <text:p>13.2352</text:p>
          </table:table-cell>
          <table:table-cell office:value-type="float" office:value="16" calcext:value-type="float">
            <text:p>16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1.0625" calcext:value-type="float">
            <text:p>1.062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.7692" calcext:value-type="float">
            <text:p>3.7692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7.0666" calcext:value-type="float">
            <text:p>17.0666</text:p>
          </table:table-cell>
          <table:table-cell office:value-type="float" office:value="5" calcext:value-type="float">
            <text:p>5</text:p>
          </table:table-cell>
          <table:table-cell office:value-type="float" office:value="51.2" calcext:value-type="float">
            <text:p>51.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.7857" calcext:value-type="float">
            <text:p>3.785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19" calcext:value-type="float">
            <text:p>19</text:p>
          </table:table-cell>
          <table:table-cell office:value-type="float" office:value="15.2105" calcext:value-type="float">
            <text:p>15.2105</text:p>
          </table:table-cell>
          <table:table-cell office:value-type="float" office:value="18" calcext:value-type="float">
            <text:p>18</text:p>
          </table:table-cell>
          <table:table-cell office:value-type="float" office:value="16.0555" calcext:value-type="float">
            <text:p>16.0555</text:p>
          </table:table-cell>
          <table:table-cell office:value-type="float" office:value="1.0555" calcext:value-type="float">
            <text:p>1.05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.8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office:value-type="float" office:value="17.0526" calcext:value-type="float">
            <text:p>17.0526</text:p>
          </table:table-cell>
          <table:table-cell office:value-type="float" office:value="10" calcext:value-type="float">
            <text:p>10</text:p>
          </table:table-cell>
          <table:table-cell office:value-type="float" office:value="32.4" calcext:value-type="float">
            <text:p>32.4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.8125" calcext:value-type="float">
            <text:p>3.812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1" calcext:value-type="float">
            <text:p>361</text:p>
          </table:table-cell>
          <table:table-cell office:value-type="float" office:value="21" calcext:value-type="float">
            <text:p>21</text:p>
          </table:table-cell>
          <table:table-cell office:value-type="float" office:value="17.1904" calcext:value-type="float">
            <text:p>17.1904</text:p>
          </table:table-cell>
          <table:table-cell office:value-type="float" office:value="20" calcext:value-type="float">
            <text:p>20</text:p>
          </table:table-cell>
          <table:table-cell office:value-type="float" office:value="18.05" calcext:value-type="float">
            <text:p>18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.7059" calcext:value-type="float">
            <text:p>3.705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  <table:table-cell office:value-type="float" office:value="19.0476" calcext:value-type="float">
            <text:p>19.0476</text:p>
          </table:table-cell>
          <table:table-cell office:value-type="float" office:value="6" calcext:value-type="float">
            <text:p>6</text:p>
          </table:table-cell>
          <table:table-cell office:value-type="float" office:value="66.6666" calcext:value-type="float">
            <text:p>66.6666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.8333" calcext:value-type="float">
            <text:p>3.8333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office:value-type="float" office:value="23" calcext:value-type="float">
            <text:p>23</text:p>
          </table:table-cell>
          <table:table-cell office:value-type="float" office:value="19.1739" calcext:value-type="float">
            <text:p>19.1739</text:p>
          </table:table-cell>
          <table:table-cell office:value-type="float" office:value="22" calcext:value-type="float">
            <text:p>22</text:p>
          </table:table-cell>
          <table:table-cell office:value-type="float" office:value="20.0454" calcext:value-type="float">
            <text:p>20.0454</text:p>
          </table:table-cell>
          <table:table-cell office:value-type="float" office:value="1.0454" calcext:value-type="float">
            <text:p>1.045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.8421" calcext:value-type="float">
            <text:p>3.8421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23" calcext:value-type="float">
            <text:p>23</text:p>
          </table:table-cell>
          <table:table-cell office:value-type="float" office:value="21.0434" calcext:value-type="float">
            <text:p>21.0434</text:p>
          </table:table-cell>
          <table:table-cell office:value-type="float" office:value="12" calcext:value-type="float">
            <text:p>12</text:p>
          </table:table-cell>
          <table:table-cell office:value-type="float" office:value="40.3333" calcext:value-type="float">
            <text:p>40.3333</text:p>
          </table:table-cell>
          <table:table-cell office:value-type="float" office:value="1.9166" calcext:value-type="float">
            <text:p>1.916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.85" calcext:value-type="float">
            <text:p>3.8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float" office:value="21.16" calcext:value-type="float">
            <text:p>21.16</text:p>
          </table:table-cell>
          <table:table-cell office:value-type="float" office:value="24" calcext:value-type="float">
            <text:p>24</text:p>
          </table:table-cell>
          <table:table-cell office:value-type="float" office:value="22.0416" calcext:value-type="float">
            <text:p>22.0416</text:p>
          </table:table-cell>
          <table:table-cell office:value-type="float" office:value="1.0416" calcext:value-type="float">
            <text:p>1.041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.8571" calcext:value-type="float">
            <text:p>3.857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6" calcext:value-type="float">
            <text:p>576</text:p>
          </table:table-cell>
          <table:table-cell office:value-type="float" office:value="25" calcext:value-type="float">
            <text:p>25</text:p>
          </table:table-cell>
          <table:table-cell office:value-type="float" office:value="23.04" calcext:value-type="float">
            <text:p>23.04</text:p>
          </table:table-cell>
          <table:table-cell office:value-type="float" office:value="7" calcext:value-type="float">
            <text:p>7</text:p>
          </table:table-cell>
          <table:table-cell office:value-type="float" office:value="82.2857" calcext:value-type="float">
            <text:p>82.2857</text:p>
          </table:table-cell>
          <table:table-cell table:style-name="ce3" office:value-type="float" office:value="3.5714" calcext:value-type="float">
            <text:p>3.571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.8636" calcext:value-type="float">
            <text:p>3.8636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office:value-type="float" office:value="27" calcext:value-type="float">
            <text:p>27</text:p>
          </table:table-cell>
          <table:table-cell office:value-type="float" office:value="23.1481" calcext:value-type="float">
            <text:p>23.1481</text:p>
          </table:table-cell>
          <table:table-cell office:value-type="float" office:value="26" calcext:value-type="float">
            <text:p>26</text:p>
          </table:table-cell>
          <table:table-cell office:value-type="float" office:value="24.0384" calcext:value-type="float">
            <text:p>24.0384</text:p>
          </table:table-cell>
          <table:table-cell office:value-type="float" office:value="1.0384" calcext:value-type="float">
            <text:p>1.03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.8696" calcext:value-type="float">
            <text:p>3.8696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6" calcext:value-type="float">
            <text:p>676</text:p>
          </table:table-cell>
          <table:table-cell office:value-type="float" office:value="27" calcext:value-type="float">
            <text:p>27</text:p>
          </table:table-cell>
          <table:table-cell office:value-type="float" office:value="25.0371" calcext:value-type="float">
            <text:p>25.0371</text:p>
          </table:table-cell>
          <table:table-cell office:value-type="float" office:value="14" calcext:value-type="float">
            <text:p>14</text:p>
          </table:table-cell>
          <table:table-cell office:value-type="float" office:value="48.2857" calcext:value-type="float">
            <text:p>48.2857</text:p>
          </table:table-cell>
          <table:table-cell office:value-type="float" office:value="1.9285" calcext:value-type="float">
            <text:p>1.928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.875" calcext:value-type="float">
            <text:p>3.87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9" calcext:value-type="float">
            <text:p>729</text:p>
          </table:table-cell>
          <table:table-cell office:value-type="float" office:value="29" calcext:value-type="float">
            <text:p>29</text:p>
          </table:table-cell>
          <table:table-cell office:value-type="float" office:value="25.1379" calcext:value-type="float">
            <text:p>25.1379</text:p>
          </table:table-cell>
          <table:table-cell office:value-type="float" office:value="28" calcext:value-type="float">
            <text:p>28</text:p>
          </table:table-cell>
          <table:table-cell office:value-type="float" office:value="26.0357" calcext:value-type="float">
            <text:p>26.0357</text:p>
          </table:table-cell>
          <table:table-cell office:value-type="float" office:value="1.0357" calcext:value-type="float">
            <text:p>1.035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.88" calcext:value-type="float">
            <text:p>3.88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4" calcext:value-type="float">
            <text:p>784</text:p>
          </table:table-cell>
          <table:table-cell office:value-type="float" office:value="29" calcext:value-type="float">
            <text:p>29</text:p>
          </table:table-cell>
          <table:table-cell office:value-type="float" office:value="27.0344" calcext:value-type="float">
            <text:p>27.0344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3.625" calcext:value-type="float">
            <text:p>3.6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8846" calcext:value-type="float">
            <text:p>3.8846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31" calcext:value-type="float">
            <text:p>31</text:p>
          </table:table-cell>
          <table:table-cell office:value-type="float" office:value="27.1291" calcext:value-type="float">
            <text:p>27.1291</text:p>
          </table:table-cell>
          <table:table-cell office:value-type="float" office:value="30" calcext:value-type="float">
            <text:p>30</text:p>
          </table:table-cell>
          <table:table-cell office:value-type="float" office:value="28.03333" calcext:value-type="float">
            <text:p>28.03333</text:p>
          </table:table-cell>
          <table:table-cell office:value-type="float" office:value="1.0333" calcext:value-type="float">
            <text:p>1.033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.8889" calcext:value-type="float">
            <text:p>3.888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31" calcext:value-type="float">
            <text:p>31</text:p>
          </table:table-cell>
          <table:table-cell office:value-type="float" office:value="29.0322" calcext:value-type="float">
            <text:p>29.0322</text:p>
          </table:table-cell>
          <table:table-cell office:value-type="float" office:value="16" calcext:value-type="float">
            <text:p>16</text:p>
          </table:table-cell>
          <table:table-cell office:value-type="float" office:value="56.25" calcext:value-type="float">
            <text:p>56.25</text:p>
          </table:table-cell>
          <table:table-cell office:value-type="float" office:value="1.9375" calcext:value-type="float">
            <text:p>1.937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.8929" calcext:value-type="float">
            <text:p>3.892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1" calcext:value-type="float">
            <text:p>961</text:p>
          </table:table-cell>
          <table:table-cell office:value-type="float" office:value="33" calcext:value-type="float">
            <text:p>33</text:p>
          </table:table-cell>
          <table:table-cell office:value-type="float" office:value="29.1212" calcext:value-type="float">
            <text:p>29.1212</text:p>
          </table:table-cell>
          <table:table-cell office:value-type="float" office:value="32" calcext:value-type="float">
            <text:p>32</text:p>
          </table:table-cell>
          <table:table-cell office:value-type="float" office:value="30.03125" calcext:value-type="float">
            <text:p>30.03125</text:p>
          </table:table-cell>
          <table:table-cell office:value-type="float" office:value="1.03125" calcext:value-type="float">
            <text:p>1.0312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.8966" calcext:value-type="float">
            <text:p>3.8966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" calcext:value-type="float">
            <text:p>31</text:p>
          </table:table-cell>
          <table:table-cell office:value-type="float" office:value="33.0322" calcext:value-type="float">
            <text:p>33.0322</text:p>
          </table:table-cell>
          <table:table-cell office:value-type="float" office:value="9" calcext:value-type="float">
            <text:p>9</text:p>
          </table:table-cell>
          <table:table-cell office:value-type="float" office:value="113.7777" calcext:value-type="float">
            <text:p>113.7777</text:p>
          </table:table-cell>
          <table:table-cell table:style-name="ce3" office:value-type="float" office:value="3.4444" calcext:value-type="float">
            <text:p>3.444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.9" calcext:value-type="float">
            <text:p>3.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3.9032" calcext:value-type="float">
            <text:p>3.903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4" calcext:value-type="float">
            <text:p>124</text:p>
          </table:table-cell>
          <table:table-cell office:value-type="float" office:value="3.9062" calcext:value-type="float">
            <text:p>3.906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3.8485" calcext:value-type="float">
            <text:p>3.8485</text:p>
          </table:table-cell>
          <table:table-cell table:number-columns-repeated="1013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--&gt; Alle 4+N*4 Werte ist das Verhältnis besonders gut für die DFT, auffallend ist jedoch, dass 2^N Werte das Ergebnis etwas schlechter ausfäll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→ Schlussfolgerung: Die DFT ist besser geeignet, bei 2^N Werten hat auch die DCT gute Eigenschaft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8.15pt" fo:page-height="607.69pt" style:num-format="1" style:print-orientation="landscape" fo:margin-top="28.8pt" fo:margin-bottom="28.8pt" fo:margin-left="28.8pt" fo:margin-right="28.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12:10:39.762461415</dc:date>
    <meta:editing-duration>PT1M28S</meta:editing-duration>
    <meta:editing-cycles>1</meta:editing-cycles>
    <meta:document-statistic meta:table-count="1" meta:cell-count="295" meta:object-count="1"/>
    <meta:generator>LibreOffice/5.3.1.2$Linux_X86_64 LibreOffice_project/3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84cm" svg:height="13.893cm" xlink:href=".." xlink:type="simple" chart:class="chart:line" chart:style-name="ch1">
        <chart:title svg:x="9.547cm" svg:y="0.412cm" chart:style-name="ch2">
          <text:p>Vergleich von DFT mit DCT</text:p>
        </chart:title>
        <chart:plot-area chart:style-name="ch3" table:cell-range-address="vergleich.A3:vergleich.A33 vergleich.G3:vergleich.G33" chart:data-source-has-labels="both" svg:x="1.452cm" svg:y="1.442cm" svg:width="22.739cm" svg:height="11.245cm">
          <chartooo:coordinate-region svg:x="2.179cm" svg:y="1.615cm" svg:width="21.825cm" svg:height="10.478cm"/>
          <chart:axis chart:dimension="x" chart:name="primary-x" chart:style-name="ch4" chartooo:axis-type="auto">
            <chartooo:date-scale/>
            <chart:title svg:x="10.144cm" svg:y="12.964cm" chart:style-name="ch5">
              <text:p>N (Elemente einer Spalte bzw. Zeile)</text:p>
            </chart:title>
            <chart:categories table:cell-range-address="vergleich.A3:vergleich.A33"/>
          </chart:axis>
          <chart:axis chart:dimension="y" chart:name="primary-y" chart:style-name="ch4">
            <chart:title svg:x="0.451cm" svg:y="10.706cm" chart:style-name="ch6">
              <text:p>Verhältnis Anzahl verschiedener Werte DCT / DFT</text:p>
            </chart:title>
            <chart:grid chart:style-name="ch7" chart:class="major"/>
          </chart:axis>
          <chart:series chart:style-name="ch8" chart:values-cell-range-address="vergleich.G3:vergleich.G33" chart:label-cell-address="vergleich.G3:vergleich.G3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vergleich.G3:vergleich.G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vergleich.A3:vergleich.A33</svg:desc>
                </draw:g>
              </table:table-cell>
              <table:table-cell office:value-type="float" office:value="0.5">
                <text:p>0.5</text:p>
                <draw:g>
                  <svg:desc>vergleich.G3:vergleich.G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666">
                <text:p>1.16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333">
                <text:p>2.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333">
                <text:p>1.8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833">
                <text:p>1.08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0714">
                <text:p>1.07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0555">
                <text:p>1.05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0454">
                <text:p>1.04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9166">
                <text:p>1.91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0416">
                <text:p>1.04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5714">
                <text:p>3.57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0384">
                <text:p>1.03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9285">
                <text:p>1.92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0357">
                <text:p>1.03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0333">
                <text:p>1.0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375">
                <text:p>1.93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4444">
                <text:p>3.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